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language-asian="ru" style:country-asian="RU" style:language-complex="ar" style:country-complex="SA"/>
    </style:style>
    <style:style style:name="T4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9264" draw:style-name="a0" draw:name="Изображение2" text:anchor-type="paragraph" svg:x="0.04583in" svg:y="4.1in" svg:width="6.53125in" svg:height="3.13542in" style:rel-width="scale" style:rel-height="scale"><draw:image xlink:href="media/image1.png" xlink:type="simple" xlink:show="embed" xlink:actuate="onLoad"/><svg:title/><svg:desc/></draw:frame></text:span><draw:frame draw:id="id0" draw:style-name="a1" draw:name="Picture 1" text:anchor-type="as-char" svg:x="0in" svg:y="0in" svg:width="6.66667in" svg:height="3.73958in" style:rel-width="scale" style:rel-height="scale"><draw:image xlink:href="media/image2.jpeg" xlink:type="simple" xlink:show="embed" xlink:actuate="onLoad"/><svg:title/><svg:desc>C:\Users\Антон\AppData\Local\Microsoft\Windows\INetCache\Content.Word\10485ee0-e78f-4fd4-a189-3f9fe746bbd5.jpg</svg:desc></draw:frame><text:span text:style-name="T3"><draw:frame draw:z-index="251658240" draw:style-name="a2" draw:name="Изображение1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text:span text:style-name="T4"><draw:frame draw:z-index="2" draw:style-name="a3" draw:name="Изображение3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</dc:creator>
    <meta:creation-date>2021-04-07T23:08:00Z</meta:creation-date>
    <dc:date>2021-04-10T04:51:00Z</dc:date>
    <meta:template xlink:href="Normal" xlink:type="simple"/>
    <meta:editing-cycles>2</meta:editing-cycles>
    <meta:editing-duration>PT2400S</meta:editing-duration>
    <meta:document-statistic meta:page-count="1" meta:paragraph-count="1" meta:word-count="0" meta:character-count="4" meta:row-count="1" meta:non-whitespace-character-count="4"/>
  </office:meta>
</office:document-meta>
</file>